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2" style:family="graphic" style:parent-style-name="standard">
      <style:graphic-properties draw:stroke="none" draw:fill="solid" draw:fill-color="#e6e6e6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.0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ono1"/>
    </style:style>
    <style:style style:name="P3" style:family="paragraph">
      <style:text-properties fo:color="#808080" style:font-name="Ubuntu"/>
    </style:style>
    <style:style style:name="P4" style:family="paragraph">
      <style:paragraph-properties fo:text-align="center"/>
      <style:text-properties style:text-position="50% 50%" style:font-name="Ubuntu" fo:font-size="22pt" style:font-size-asian="22pt" style:font-size-complex="22pt"/>
    </style:style>
    <style:style style:name="P5" style:family="paragraph">
      <style:paragraph-properties fo:text-align="center"/>
      <style:text-properties style:text-position="50% 50%" style:font-name="Ubuntu1" fo:font-size="22pt" style:font-size-asian="22pt" style:font-size-complex="22pt"/>
    </style:style>
    <style:style style:name="P6" style:family="paragraph">
      <style:paragraph-properties fo:text-align="center"/>
      <style:text-properties fo:color="#b3b3b3" style:font-name="Ubuntu Condensed" fo:font-size="14pt" style:font-size-asian="14pt" style:font-size-complex="14pt"/>
    </style:style>
    <style:style style:name="P7" style:family="paragraph">
      <style:paragraph-properties fo:text-align="center"/>
      <style:text-properties style:font-name="Ubuntu Mono1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Ubuntu Mono1"/>
    </style:style>
    <style:style style:name="T2" style:family="text">
      <style:text-properties fo:color="#808080" style:font-name="Ubuntu"/>
    </style:style>
    <style:style style:name="T3" style:family="text">
      <style:text-properties style:text-position="50% 50%" style:font-name="Ubuntu" fo:font-size="22pt" style:font-size-asian="22pt" style:font-size-complex="22pt"/>
    </style:style>
    <style:style style:name="T4" style:family="text">
      <style:text-properties style:text-position="50% 50%" style:font-name="Ubuntu1" fo:font-size="22pt" style:font-size-asian="22pt" style:font-size-complex="22pt"/>
    </style:style>
    <style:style style:name="T5" style:family="text">
      <style:text-properties style:font-name="Ubuntu Mono1" fo:language="en" fo:country="US"/>
    </style:style>
    <style:style style:name="T6" style:family="text">
      <style:text-properties fo:color="#808080" style:font-name="Ubuntu" fo:language="en" fo:country="US"/>
    </style:style>
    <style:style style:name="T7" style:family="text">
      <style:text-properties fo:color="#b3b3b3" style:font-name="Ubuntu Condensed" fo:font-size="14pt" style:font-size-asian="14pt" style:font-size-complex="14pt"/>
    </style:style>
    <style:style style:name="T8" style:family="text">
      <style:text-properties style:font-name="Ubuntu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5cm" svg:y1="0.5cm" svg:x2="15.5cm" svg:y2="14.5cm">
          <text:p/>
        </draw:line>
        <draw:custom-shape draw:style-name="gr2" draw:text-style-name="P1" draw:layer="layout" svg:width="17.5cm" svg:height="7.3cm" svg:x="19cm" svg:y="-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8cm" svg:height="1cm" svg:x="17.05cm" svg:y="2.102cm">
          <text:p text:style-name="P1"><text:span text:style-name="T1">login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5cm" svg:height="1cm" svg:x="0.5cm" svg:y="5.644cm">
          <text:p text:style-name="P1"><text:span text:style-name="T1">privateDataKe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.1cm" svg:y1="3cm" svg:x2="8.1cm" svg:y2="5.643cm">
          <text:p/>
        </draw:line>
        <draw:frame draw:style-name="gr5" draw:text-style-name="P3" draw:layer="layout" svg:width="15cm" svg:height="1.25cm" svg:x="0.5cm" svg:y="13.45cm">
          <draw:text-box>
            <text:p text:style-name="P1"><text:span text:style-name="T2">Client</text:span></text:p>
          </draw:text-box>
        </draw:frame>
        <draw:frame draw:style-name="gr5" draw:text-style-name="P3" draw:layer="layout" svg:width="6.5cm" svg:height="1.25cm" svg:x="15.5cm" svg:y="13.45cm">
          <draw:text-box>
            <text:p text:style-name="P1"><text:span text:style-name="T2">Server RAM</text:span></text:p>
          </draw:text-box>
        </draw:frame>
        <draw:connector draw:style-name="gr6" draw:text-style-name="P4" draw:layer="layout" draw:type="lines" svg:x1="10.308cm" svg:y1="2.6cm" svg:x2="17.05cm" svg:y2="2.602cm" draw:start-shape="id1" draw:start-glue-point="1" draw:end-shape="id2" svg:d="M10308 2600h501l5741 2h500" svg:viewBox="0 0 6743 3">
          <text:p text:style-name="P1"><text:span text:style-name="T3">HKDF-Expand_HMAC-SHA-512</text:span></text:p>
        </draw:connector>
        <draw:custom-shape draw:style-name="gr3" draw:text-style-name="P2" xml:id="id5" draw:id="id5" draw:layer="layout" svg:width="5.501cm" svg:height="1cm" svg:x="0.499cm" svg:y="9.846cm">
          <text:p text:style-name="P1"><text:span text:style-name="T1">privD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5.501cm" svg:height="1cm" svg:x="0.499cm" svg:y="11.744cm">
          <text:p text:style-name="P1"><text:span text:style-name="T1">privSig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s" svg:x1="6cm" svg:y1="6.144cm" svg:x2="23.398cm" svg:y2="6.144cm" draw:start-shape="id3" draw:start-glue-point="1" draw:end-shape="id4" draw:end-glue-point="3" svg:d="M6000 6144h501 16397 500" svg:viewBox="0 0 17399 1">
          <text:p text:style-name="P1"><text:span text:style-name="T4">AES <text:s text:c="148"/></text:span></text:p>
        </draw:connector>
        <draw:custom-shape draw:style-name="gr3" draw:text-style-name="P2" xml:id="id6" draw:id="id6" draw:layer="layout" svg:width="5.402cm" svg:height="1.712cm" svg:x="23.398cm" svg:y="9.49cm">
          <text:p text:style-name="P1"><text:span text:style-name="T1">privDec</text:span><text:span text:style-name="T1"><text:line-break/></text:span><text:span text:style-name="T1">(</text:span><text:span text:style-name="T5">encrypted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5.402cm" svg:height="1.712cm" svg:x="23.398cm" svg:y="11.388cm">
          <text:p text:style-name="P1"><text:span text:style-name="T1">privSign</text:span><text:span text:style-name="T1"><text:line-break/></text:span><text:span text:style-name="T1">(</text:span><text:span text:style-name="T5">encrypted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402cm" svg:height="1.712cm" svg:x="23.398cm" svg:y="5.288cm">
          <text:p text:style-name="P1"><text:span text:style-name="T1">privateDataKey</text:span><text:span text:style-name="T1"><text:line-break/></text:span><text:span text:style-name="T1">(</text:span><text:span text:style-name="T5">encrypted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s" svg:x1="6cm" svg:y1="10.346cm" svg:x2="23.398cm" svg:y2="10.346cm" draw:start-shape="id5" draw:start-glue-point="1" draw:end-shape="id6" svg:d="M6000 10346h500 16398 500" svg:viewBox="0 0 17399 1">
          <text:p text:style-name="P1"><text:span text:style-name="T4">AES <text:s text:c="73"/></text:span></text:p>
        </draw:connector>
        <draw:connector draw:style-name="gr7" draw:text-style-name="P5" draw:layer="layout" draw:type="lines" svg:x1="6cm" svg:y1="12.244cm" svg:x2="23.398cm" svg:y2="12.244cm" draw:start-shape="id7" draw:start-glue-point="1" draw:end-shape="id8" draw:end-glue-point="3" svg:d="M6000 12244h500 16398 500" svg:viewBox="0 0 17399 1">
          <text:p text:style-name="P1"><text:span text:style-name="T4">AES <text:s text:c="46"/></text:span></text:p>
        </draw:connector>
        <draw:line draw:style-name="gr1" draw:text-style-name="P1" draw:layer="layout" svg:x1="22cm" svg:y1="0.5cm" svg:x2="22cm" svg:y2="14.5cm">
          <text:p/>
        </draw:line>
        <draw:frame draw:style-name="gr5" draw:text-style-name="P3" draw:layer="layout" svg:width="6.5cm" svg:height="1.25cm" svg:x="23cm" svg:y="13.45cm">
          <draw:text-box>
            <text:p text:style-name="P1"><text:span text:style-name="T2">Server </text:span><text:span text:style-name="T6">Storage</text:span></text:p>
          </draw:text-box>
        </draw:frame>
        <draw:custom-shape draw:style-name="gr3" draw:text-style-name="P2" xml:id="id9" draw:id="id9" draw:layer="layout" svg:width="5.46cm" svg:height="1.521cm" svg:x="23.339cm" svg:y="1.841cm">
          <text:p text:style-name="P1"><text:span text:style-name="T1">loginKey</text:span><text:span text:style-name="T1"><text:line-break/></text:span><text:span text:style-name="T1">(</text:span><text:span text:style-name="T5">hashed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20.85cm" svg:y1="2.602cm" svg:x2="23.339cm" svg:y2="2.601cm" draw:start-shape="id2" draw:start-glue-point="1" draw:end-shape="id9" draw:end-glue-point="3" svg:d="M20850 2602h501l1488-1h500" svg:viewBox="0 0 2490 2">
          <text:p text:style-name="P1"><text:span text:style-name="T4">SHA-512</text:span></text:p>
        </draw:connector>
        <draw:frame draw:style-name="gr8" draw:text-style-name="P6" draw:layer="layout" svg:width="7cm" svg:height="0.806cm" svg:x="19.523cm" svg:y="0.508cm">
          <draw:text-box>
            <text:p text:style-name="P1"><text:span text:style-name="T7">RECOMMENDATION</text:span></text:p>
          </draw:text-box>
        </draw:frame>
        <draw:connector draw:style-name="gr9" draw:text-style-name="P1" draw:layer="layout" svg:x1="3.25cm" svg:y1="6.644cm" svg:x2="11.355cm" svg:y2="9.767cm" draw:start-shape="id3" draw:start-glue-point="2" svg:d="M3250 6644v1812h8105v1311" svg:viewBox="0 0 8106 3124">
          <text:p/>
        </draw:connector>
        <draw:connector draw:style-name="gr9" draw:text-style-name="P1" draw:layer="layout" draw:line-skew="-1.004cm" svg:x1="3.25cm" svg:y1="6.644cm" svg:x2="12.634cm" svg:y2="11.774cm" draw:start-shape="id3" draw:start-glue-point="2" svg:d="M3250 6644v1812h9384v3318" svg:viewBox="0 0 9385 5131">
          <text:p/>
        </draw:connector>
        <draw:custom-shape draw:style-name="gr3" draw:text-style-name="P2" xml:id="id1" draw:id="id1" draw:layer="layout" svg:width="4.508cm" svg:height="1cm" svg:x="5.8cm" svg:y="2.1cm">
          <text:p text:style-name="P1"><text:span text:style-name="T5">master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4.504cm" svg:height="0.641cm" svg:x="11.6cm" svg:y="0.348cm">
          <draw:text-box>
            <text:p text:style-name="P1"><text:span text:style-name="T8">“</text:span><text:span text:style-name="T8">login^“ || address</text:span></text:p>
          </draw:text-box>
        </draw:frame>
        <draw:line draw:style-name="gr4" draw:text-style-name="P1" draw:layer="layout" svg:x1="13.8cm" svg:y1="1cm" svg:x2="13.8cm" svg:y2="2.0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Warta</meta:initial-creator>
    <meta:creation-date>2013-06-20T23:14:22</meta:creation-date>
    <dc:date>2014-11-05T18:18:39.577578338</dc:date>
    <dc:creator>Daniel </dc:creator>
    <meta:editing-duration>PT1H21M47S</meta:editing-duration>
    <meta:editing-cycles>19</meta:editing-cycles>
    <meta:generator>LibreOffice/4.2.6.3$Linux_X86_64 LibreOffice_project/420$Build-3</meta:generator>
    <meta:document-statistic meta:object-count="26"/>
  </office:meta>
</office:document-meta>
</file>